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A0000032B7F9EF43B2F6281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3in" draw:z-index="0"><draw:image xlink:href="Pictures/100002010000051A0000032B7F9EF43B2F6281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15:17:21.918397567</meta:creation-date>
    <dc:date>2021-10-28T15:43:48.317922559</dc:date>
    <meta:editing-duration>PT1H28M20S</meta:editing-duration>
    <meta:editing-cycles>2</meta:editing-cycles>
    <meta:generator>LibreOffice/5.3.6.1$Linux_X86_64 LibreOffice_project/3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